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-color="#8b745d" draw:textarea-horizontal-align="justify" draw:textarea-vertical-align="middle" draw:auto-grow-height="false" fo:min-height="2.944cm" fo:min-width="7.064cm"/>
    </style:style>
    <style:style style:name="gr2" style:family="graphic" style:parent-style-name="standard">
      <style:graphic-properties draw:stroke="none" svg:stroke-color="#3465a4" draw:fill-color="#8b745d" draw:textarea-horizontal-align="justify" draw:textarea-vertical-align="middle" draw:auto-grow-height="false" fo:min-height="4.07cm" fo:min-width="4.86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8cm" fo:min-width="1.919cm"/>
      <style:paragraph-properties style:writing-mode="lr-tb"/>
    </style:style>
    <style:style style:name="gr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.299cm" fo:min-width="0.049cm"/>
    </style:style>
    <style:style style:name="gr5" style:family="graphic" style:parent-style-name="standard">
      <style:graphic-properties draw:stroke="none" svg:stroke-color="#3465a4" draw:fill-color="#8b745d" draw:textarea-horizontal-align="justify" draw:textarea-vertical-align="middle" draw:auto-grow-height="false" fo:min-height="1.04cm" fo:min-width="0.158cm"/>
    </style:style>
    <style:style style:name="P1" style:family="paragraph">
      <loext:graphic-properties draw:fill-color="#8b745d"/>
      <style:paragraph-properties fo:text-align="center"/>
    </style:style>
    <style:style style:name="P2" style:family="paragraph">
      <style:text-properties style:font-name="Liberation Mono"/>
    </style:style>
    <style:style style:name="P3" style:family="paragraph">
      <loext:graphic-properties draw:fill="none" draw:fill-color="#ffffff"/>
      <style:text-properties style:font-name="Liberation Mono" fo:font-size="72pt" style:font-size-asian="72pt" style:font-size-complex="72pt"/>
    </style:style>
    <style:style style:name="P4" style:family="paragraph">
      <style:text-properties fo:color="#7b3d00" style:font-name="Liberation Mono" fo:font-size="88pt" fo:font-weight="bold" style:font-size-asian="88pt" style:font-weight-asian="bold" style:font-size-complex="88pt" style:font-weight-complex="bold"/>
    </style:style>
    <style:style style:name="P5" style:family="paragraph">
      <loext:graphic-properties draw:fill="none" draw:fill-color="#ffffff"/>
      <style:text-properties fo:color="#7b3d00" style:font-name="Liberation Mono" fo:font-size="88pt" fo:font-weight="bold" style:font-size-asian="88pt" style:font-weight-asian="bold" style:font-size-complex="88pt" style:font-weight-complex="bold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style:font-name="Liberation Mono" fo:font-size="72pt" style:font-size-asian="72pt" style:font-size-complex="72pt"/>
    </style:style>
    <style:style style:name="T2" style:family="text">
      <style:text-properties fo:color="#7b3d00" style:font-name="Liberation Mono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64cm" svg:height="3.194cm" svg:x="0.031cm" svg:y="3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588cm" svg:height="6.108cm" svg:x="0.019cm" svg:y="0.7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2.861cm" svg:height="3.13cm" svg:x="0.485cm" svg:y="2.01cm">
          <draw:text-box>
            <text:p text:style-name="P2"><text:span text:style-name="T1">U</text:span></text:p>
          </draw:text-box>
        </draw:frame>
        <draw:frame draw:style-name="gr3" draw:text-style-name="P3" draw:layer="layout" svg:width="2.861cm" svg:height="3.13cm" svg:x="3.881cm" svg:y="2.029cm">
          <draw:text-box>
            <text:p text:style-name="P2"><text:span text:style-name="T1">U</text:span></text:p>
          </draw:text-box>
        </draw:frame>
        <draw:frame draw:style-name="gr3" draw:text-style-name="P5" draw:layer="layout" svg:width="2.861cm" svg:height="3.765cm" svg:x="2.046cm" svg:y="2.422cm">
          <draw:text-box>
            <text:p text:style-name="P4"><text:span text:style-name="T2">w</text:span></text:p>
          </draw:text-box>
        </draw:frame>
        <draw:custom-shape draw:style-name="gr4" draw:text-style-name="P6" draw:layer="layout" svg:width="0.775cm" svg:height="0.775cm" svg:x="1.047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775cm" svg:height="0.775cm" svg:x="4.566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3cm" svg:height="1.822cm" svg:x="0.13cm" svg:y="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3cm" svg:height="1.822cm" svg:x="6.114cm" svg:y="0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5:52:40.118136078</meta:creation-date>
    <dc:date>2022-06-10T16:04:41.397714347</dc:date>
    <meta:editing-duration>PT12M1S</meta:editing-duration>
    <meta:editing-cycles>2</meta:editing-cycles>
    <meta:generator>LibreOffice/6.4.7.2$Linux_X86_64 LibreOffice_project/40$Build-2</meta:generator>
    <meta:document-statistic meta:object-count="9"/>
  </office:meta>
</office:document-meta>
</file>